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3" style:parent-style-name="Normal" style:family="paragraph">
      <style:paragraph-properties fo:text-indent="0.5in"/>
    </style:style>
    <style:style style:name="T4" style:parent-style-name="DefaultParagraphFont" style:family="text">
      <style:text-properties fo:font-size="9pt" style:font-size-asian="9pt" style:font-size-complex="9pt"/>
    </style:style>
    <style:style style:name="T5" style:parent-style-name="DefaultParagraphFont" style:family="text">
      <style:text-properties fo:font-size="9pt" style:font-size-asian="9pt" style:font-size-complex="9pt"/>
    </style:style>
    <style:style style:name="T6" style:parent-style-name="DefaultParagraphFont" style:family="text">
      <style:text-properties fo:font-size="9pt" style:font-size-asian="9pt" style:font-size-complex="9pt"/>
    </style:style>
    <style:style style:name="P7" style:parent-style-name="Normal" style:family="paragraph">
      <style:paragraph-properties fo:text-indent="0.5in"/>
    </style:style>
    <style:style style:name="P8" style:parent-style-name="Normal" style:family="paragraph">
      <style:paragraph-properties fo:text-indent="0.5in"/>
    </style:style>
    <style:style style:name="P9" style:parent-style-name="Normal" style:family="paragraph">
      <style:paragraph-properties fo:margin-left="0.5in" fo:text-indent="0.5in">
        <style:tab-stops/>
      </style:paragraph-properties>
    </style:style>
    <style:style style:name="P10" style:parent-style-name="Normal" style:family="paragraph">
      <style:paragraph-properties fo:margin-left="0.5in" fo:text-indent="0.5in">
        <style:tab-stops/>
      </style:paragraph-properties>
    </style:style>
    <style:style style:name="P11" style:parent-style-name="Normal" style:family="paragraph">
      <style:paragraph-properties fo:margin-left="0.5in">
        <style:tab-stops/>
      </style:paragraph-properties>
    </style:style>
    <style:style style:name="P12" style:parent-style-name="Normal" style:family="paragraph">
      <style:paragraph-properties fo:margin-left="0.5in">
        <style:tab-stops/>
      </style:paragraph-properties>
    </style:style>
    <style:style style:name="P13" style:parent-style-name="Normal" style:family="paragraph">
      <style:paragraph-properties fo:text-indent="0.5in"/>
    </style:style>
    <style:style style:name="P14" style:parent-style-name="Normal" style:family="paragraph">
      <style:paragraph-properties fo:text-indent="0.5in"/>
    </style:style>
    <style:style style:name="P15" style:parent-style-name="Normal" style:family="paragraph">
      <style:paragraph-properties fo:margin-left="0.5in">
        <style:tab-stops/>
      </style:paragraph-properties>
    </style:style>
    <style:style style:name="P16" style:parent-style-name="Normal" style:family="paragraph">
      <style:paragraph-properties fo:margin-left="1in">
        <style:tab-stops/>
      </style:paragraph-properties>
    </style:style>
    <style:style style:name="P17" style:parent-style-name="Normal" style:family="paragraph">
      <style:paragraph-properties fo:margin-left="1in">
        <style:tab-stops/>
      </style:paragraph-properties>
    </style:style>
    <style:style style:name="P18" style:parent-style-name="Normal" style:family="paragraph">
      <style:paragraph-properties fo:margin-left="0.5in" fo:text-indent="0.5in">
        <style:tab-stops/>
      </style:paragraph-properties>
    </style:style>
    <style:style style:name="P19" style:parent-style-name="Normal" style:family="paragraph">
      <style:paragraph-properties fo:margin-left="0.5in">
        <style:tab-stops/>
      </style:paragraph-properties>
    </style:style>
    <style:style style:name="P20" style:parent-style-name="Normal" style:family="paragraph">
      <style:paragraph-properties fo:margin-left="0.5in" fo:text-indent="0.5in">
        <style:tab-stops/>
      </style:paragraph-properties>
    </style:style>
    <style:style style:name="P21" style:parent-style-name="Normal" style:family="paragraph">
      <style:paragraph-properties fo:margin-left="0.5in">
        <style:tab-stops/>
      </style:paragraph-properties>
    </style:style>
    <style:style style:name="P22" style:parent-style-name="Normal" style:family="paragraph">
      <style:paragraph-properties fo:margin-left="0.5in" fo:text-indent="0.5in">
        <style:tab-stops/>
      </style:paragraph-properties>
    </style:style>
    <style:style style:name="P23" style:parent-style-name="Normal" style:family="paragraph">
      <style:paragraph-properties fo:margin-left="0.5in" fo:text-indent="0.5in">
        <style:tab-stops/>
      </style:paragraph-properties>
    </style:style>
    <style:style style:name="P24" style:parent-style-name="Normal" style:family="paragraph">
      <style:paragraph-properties fo:margin-left="0.5in" fo:text-indent="0.5in">
        <style:tab-stops/>
      </style:paragraph-properties>
    </style:style>
  </office:automatic-styles>
  <office:body>
    <office:text text:use-soft-page-breaks="true">
      <text:p text:style-name="P1">Alphabet:</text:p>
      <text:p text:style-name="Normal">a. Upper (A-Z) and lower case letters (a-z) of the English alphabet</text:p>
      <text:p text:style-name="Normal">b. Decimal digits (0-9);</text:p>
      <text:p text:style-name="Normal"/>
      <text:p text:style-name="P2">1.Lexic:</text:p>
      <text:p text:style-name="Normal"/>
      <text:p text:style-name="Normal">a. Special symbols, representing:</text:p>
      <text:p text:style-name="P3">- operators + - * / <text:s/>% (arithmetic) <text:s/>&lt; <text:s/>&lt;= <text:s text:c="2"/>&gt;= <text:s/>&gt; <text:s text:c="2"/>!= (comparison) <text:s/>=(assignment) <text:s text:c="3"/><text:span text:style-name="T4">&amp;&amp; ||</text:span><text:span text:style-name="T5"><text:s text:c="2"/>! <text:s/>(logical)</text:span><text:span text:style-name="T6"><text:s/>==</text:span></text:p>
      <text:p text:style-name="P7">- separators () [ ] { } <text:s text:c="2"/>; space</text:p>
      <text:p text:style-name="P8">- reserved words:</text:p>
      <text:p text:style-name="P9">char int <text:s/>string <text:s/>boolean array <text:s text:c="3"/>for while if <text:s/>else <text:s/>elif <text:s text:c="2"/>of program read print</text:p>
      <text:p text:style-name="P10"/>
      <text:p text:style-name="Normal">b. identifiers</text:p>
      <text:p text:style-name="P11">-a sequence of letters and <text:s/>digits, such that the first character is a letter; the rule is:</text:p>
      <text:p text:style-name="P12">identifier = letter | letter{letter | digit}</text:p>
      <text:p text:style-name="P13">letter = "A" | "B" | . ..| "Z" | “a”|”b” | .. | “z”</text:p>
      <text:p text:style-name="P14">digit = "0" | "1" |...| "9"</text:p>
      <text:p text:style-name="Normal">c. constants</text:p>
      <text:p text:style-name="P15">1. integer - rule:<text:s/></text:p>
      <text:p text:style-name="P16">nonzerodigit = "1" |...| "9"</text:p>
      <text:p text:style-name="P17"><text:bookmark-start text:name="_Hlk53422192"/>const<text:bookmark-end text:name="_Hlk53422192"/>= 0| "+"no|"-"no|no</text:p>
      <text:p text:style-name="P18">no=<text:s/>nonzerodigit<text:s/>{<text:s/>digit<text:s/>}</text:p>
      <text:p text:style-name="P19">2.character</text:p>
      <text:p text:style-name="P20">character='letter'|'digit'</text:p>
      <text:p text:style-name="P21">3.string</text:p>
      <text:p text:style-name="P22">string="stringformat"</text:p>
      <text:p text:style-name="P23">stringformat=char{ stringformat }</text:p>
      <text:p text:style-name="P24">char=letter|digit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Natan Tiutiu</meta:initial-creator>
    <dc:creator>Natan Tiutiu</dc:creator>
    <meta:creation-date>2020-10-12T15:39:00Z</meta:creation-date>
    <dc:date>2020-10-12T16:41:00Z</dc:date>
    <meta:template xlink:href="Normal" xlink:type="simple"/>
    <meta:editing-cycles>4</meta:editing-cycles>
    <meta:editing-duration>PT660S</meta:editing-duration>
    <meta:document-statistic meta:page-count="1" meta:paragraph-count="1" meta:word-count="128" meta:character-count="863" meta:row-count="6" meta:non-whitespace-character-count="736"/>
  </office:meta>
</office:document-meta>
</file>